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0.534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1.58cm"/>
    </style:style>
    <style:style style:name="ro1" style:family="table-row">
      <style:table-row-properties style:row-height="0.6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8080" fo:border="0.002cm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e6e6" fo:border="0.002cm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4700b8" fo:border="0.002cm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23ff23" fo:border="0.002cm solid #000000"/>
    </style:style>
    <style:style style:name="ce11" style:family="table-cell" style:parent-style-name="Default">
      <style:table-cell-properties fo:background-color="#e6ff00" fo:border="0.002cm solid #000000"/>
    </style:style>
    <style:style style:name="ce12" style:family="table-cell" style:parent-style-name="Default">
      <style:table-cell-properties fo:background-color="#ff0000" fo:border="0.002cm solid #000000"/>
    </style:style>
    <style:style style:name="ce13" style:family="table-cell" style:parent-style-name="Default">
      <style:table-cell-properties fo:background-color="#ffff00" fo:border="0.002cm solid #000000"/>
    </style:style>
    <style:style style:name="ce14" style:family="table-cell" style:parent-style-name="Default">
      <style:table-cell-properties fo:background-color="#ff8080" fo:border="0.002cm solid #000000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#83caff" fo:border-left="0.002cm solid #000000" fo:border-right="0.002cm solid #000000" fo:border-top="0.002cm solid #000000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83caff" fo:border-left="0.002cm solid #000000" fo:border-right="0.002cm solid #000000" fo:border-top="none"/>
    </style:style>
    <style:style style:name="ce18" style:family="table-cell" style:parent-style-name="Default">
      <style:table-cell-properties fo:border-bottom="0.002cm solid #000000" fo:background-color="#83caff" fo:border-left="0.002cm solid #000000" fo:border-right="0.002cm solid #000000" fo:border-top="none"/>
    </style:style>
    <style:style style:name="ce19" style:family="table-cell" style:parent-style-name="Default">
      <style:table-cell-properties fo:border-bottom="none" fo:border-left="0.002cm solid #000000" fo:border-right="none" fo:border-top="none"/>
    </style:style>
    <style:style style:name="ce20" style:family="table-cell" style:parent-style-name="Default">
      <style:table-cell-properties fo:background-color="#83caff" style:text-align-source="fix" style:repeat-content="false" fo:wrap-option="wrap" fo:border="0.002cm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style:glyph-orientation-vertical="0" fo:background-color="#ffff6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ffff66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ffff6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3">
      <style:table-cell-properties style:glyph-orientation-vertical="0" fo:background-color="#ffff66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1">
      <style:table-cell-properties fo:border="0.002cm solid #000000"/>
    </style:style>
    <style:style style:name="ce27" style:family="table-cell" style:parent-style-name="Default" style:data-style-name="N33">
      <style:table-cell-properties style:glyph-orientation-vertical="0" fo:background-color="#9966cc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ffd320"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os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number-columns-repeated="7" table:default-cell-style-name="ce6"/>
        <table:table-column table:style-name="co5" table:default-cell-style-name="ce6"/>
        <table:table-column table:style-name="co6" table:default-cell-style-name="ce17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1" office:value-type="string" table:number-columns-spanned="11" table:number-rows-spanned="1">
            <text:p><text:s/>Proyecto “IDC 1”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5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2" office:value-type="string">
            <text:p>Hipótesis:</text:p>
          </table:table-cell>
          <table:table-cell table:style-name="Default" table:number-columns-repeated="15"/>
        </table:table-row>
        <table:table-row table:style-name="ro2">
          <table:table-cell table:style-name="Default"/>
          <table:table-cell table:style-name="Default" office:value-type="string">
            <text:p>Estamos en el 22 de septiembre.</text:p>
          </table:table-cell>
          <table:table-cell table:style-name="Default" table:number-columns-repeated="14"/>
        </table:table-row>
        <table:table-row table:style-name="ro2">
          <table:table-cell table:style-name="Default"/>
          <table:table-cell table:style-name="Default" office:value-type="string">
            <text:p>La regla de avance adoptada es 25 – 100</text:p>
          </table:table-cell>
          <table:table-cell table:style-name="Default" table:number-columns-repeated="14"/>
        </table:table-row>
        <table:table-row table:style-name="ro2">
          <table:table-cell table:style-name="Default" table:number-columns-repeated="16"/>
        </table:table-row>
        <table:table-row table:style-name="ro3">
          <table:table-cell table:style-name="ce3" office:value-type="string">
            <text:p>Estado</text:p>
          </table:table-cell>
          <table:table-cell table:style-name="ce3" office:value-type="string">
            <text:p>Tarea</text:p>
          </table:table-cell>
          <table:table-cell table:style-name="ce3" office:value-type="string">
            <text:p>Tipo Valor</text:p>
          </table:table-cell>
          <table:table-cell table:style-name="ce3" office:value-type="string">
            <text:p>18-Ago</text:p>
          </table:table-cell>
          <table:table-cell table:style-name="ce3" office:value-type="string">
            <text:p>25-Ago</text:p>
          </table:table-cell>
          <table:table-cell table:style-name="ce3" office:value-type="string">
            <text:p>01-Sep</text:p>
          </table:table-cell>
          <table:table-cell table:style-name="ce3" office:value-type="string">
            <text:p>08-Sep</text:p>
          </table:table-cell>
          <table:table-cell table:style-name="ce3" office:value-type="string">
            <text:p>15-Sep</text:p>
          </table:table-cell>
          <table:table-cell table:style-name="ce14" office:value-type="string">
            <text:p>22-Sep</text:p>
          </table:table-cell>
          <table:table-cell table:style-name="ce3" office:value-type="string">
            <text:p>22-Sep</text:p>
          </table:table-cell>
          <table:table-cell table:style-name="ce3" office:value-type="string">
            <text:p>06-Oct</text:p>
          </table:table-cell>
          <table:table-cell table:style-name="ce16"/>
          <table:table-cell table:style-name="ce20" office:value-type="string">
            <text:p>Total Tarea Planificada</text:p>
          </table:table-cell>
          <table:table-cell table:style-name="ce20" office:value-type="string">
            <text:p>Total Tarea Real</text:p>
          </table:table-cell>
          <table:table-cell table:style-name="ce20" office:value-type="string">
            <text:p>25% tarea</text:p>
          </table:table-cell>
          <table:table-cell table:style-name="ce20" office:value-type="string">
            <text:p>75% tarea</text:p>
          </table:table-cell>
        </table:table-row>
        <table:table-row table:style-name="ro2">
          <table:table-cell office:value-type="string">
            <text:p>Terminada</text:p>
          </table:table-cell>
          <table:table-cell office:value-type="float" office:value="1">
            <text:p>1</text:p>
          </table:table-cell>
          <table:table-cell office:value-type="string">
            <text:p>Presupuesto</text:p>
          </table:table-cell>
          <table:table-cell/>
          <table:table-cell table:style-name="ce11" office:value-type="float" office:value="4">
            <text:p>4</text:p>
          </table:table-cell>
          <table:table-cell table:number-columns-repeated="7"/>
          <table:table-cell table:formula="of:=SUM([.D8:.K8])" office:value-type="float" office:value="4">
            <text:p>4</text:p>
          </table:table-cell>
          <table:table-cell/>
          <table:table-cell table:formula="of:=0.25*[.M8]" office:value-type="float" office:value="1">
            <text:p>1</text:p>
          </table:table-cell>
          <table:table-cell table:formula="of:=0.75*[.M8]" office:value-type="float" office:value="3">
            <text:p>3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Real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number-columns-repeated="6"/>
          <table:table-cell/>
          <table:table-cell table:style-name="ce7"/>
          <table:table-cell table:style-name="ce7" table:formula="of:=SUM([.D9:.K9])" office:value-type="float" office:value="1">
            <text:p>1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2">
            <text:p>2</text:p>
          </table:table-cell>
          <table:table-cell office:value-type="string">
            <text:p>Presupuesto</text:p>
          </table:table-cell>
          <table:table-cell/>
          <table:table-cell office:value-type="float" office:value="21">
            <text:p>21</text:p>
          </table:table-cell>
          <table:table-cell table:number-columns-repeated="7"/>
          <table:table-cell table:formula="of:=SUM([.D10:.K10])" office:value-type="float" office:value="21">
            <text:p>21</text:p>
          </table:table-cell>
          <table:table-cell/>
          <table:table-cell table:formula="of:=0.25*[.M10]" office:value-type="float" office:value="5.25">
            <text:p>5,25</text:p>
          </table:table-cell>
          <table:table-cell table:formula="of:=0.75*[.M10]" office:value-type="float" office:value="15.75">
            <text:p>15,7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Real</text:p>
          </table:table-cell>
          <table:table-cell table:style-name="ce10" office:value-type="float" office:value="9">
            <text:p>9</text:p>
          </table:table-cell>
          <table:table-cell table:style-name="ce7" office:value-type="float" office:value="14">
            <text:p>14</text:p>
          </table:table-cell>
          <table:table-cell table:style-name="ce12" office:value-type="float" office:value="1">
            <text:p>1</text:p>
          </table:table-cell>
          <table:table-cell table:style-name="ce7" table:number-columns-repeated="5"/>
          <table:table-cell/>
          <table:table-cell table:style-name="ce7"/>
          <table:table-cell table:style-name="ce7" table:formula="of:=SUM([.D11:.K11])" office:value-type="float" office:value="24">
            <text:p>24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3">
            <text:p>3</text:p>
          </table:table-cell>
          <table:table-cell office:value-type="string">
            <text:p>Presupuesto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7"/>
          <table:table-cell table:formula="of:=SUM([.D12:.K12])" office:value-type="float" office:value="21">
            <text:p>21</text:p>
          </table:table-cell>
          <table:table-cell/>
          <table:table-cell table:formula="of:=0.25*[.M12]" office:value-type="float" office:value="5.25">
            <text:p>5,25</text:p>
          </table:table-cell>
          <table:table-cell table:formula="of:=0.75*[.M12]" office:value-type="float" office:value="15.75">
            <text:p>15,7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Real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7" table:number-columns-repeated="6"/>
          <table:table-cell/>
          <table:table-cell table:style-name="ce7"/>
          <table:table-cell table:style-name="ce7" table:formula="of:=SUM([.D13:.K13])" office:value-type="float" office:value="12">
            <text:p>12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4">
            <text:p>4</text:p>
          </table:table-cell>
          <table:table-cell office:value-type="string">
            <text:p>Presupuesto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float" office:value="6">
            <text:p>6</text:p>
          </table:table-cell>
          <table:table-cell/>
          <table:table-cell table:formula="of:=SUM([.D14:.K14])" office:value-type="float" office:value="39">
            <text:p>39</text:p>
          </table:table-cell>
          <table:table-cell/>
          <table:table-cell table:formula="of:=0.25*[.M14]" office:value-type="float" office:value="9.75">
            <text:p>9,75</text:p>
          </table:table-cell>
          <table:table-cell table:formula="of:=0.75*[.M14]" office:value-type="float" office:value="29.25">
            <text:p>29,2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eal</text:p>
          </table:table-cell>
          <table:table-cell table:style-name="ce7"/>
          <table:table-cell table:style-name="ce10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15:.K15])" office:value-type="float" office:value="15">
            <text:p>15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5">
            <text:p>5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4"/>
          <table:table-cell table:formula="of:=SUM([.D16:.K16])" office:value-type="float" office:value="5">
            <text:p>5</text:p>
          </table:table-cell>
          <table:table-cell/>
          <table:table-cell table:formula="of:=0.25*[.M16]" office:value-type="float" office:value="1.25">
            <text:p>1,25</text:p>
          </table:table-cell>
          <table:table-cell table:formula="of:=0.75*[.M16]" office:value-type="float" office:value="3.75">
            <text:p>3,7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Real</text:p>
          </table:table-cell>
          <table:table-cell table:style-name="ce7" table:number-columns-repeated="3"/>
          <table:table-cell table:style-name="ce10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/>
          <table:table-cell table:style-name="ce7"/>
          <table:table-cell table:style-name="ce7" table:formula="of:=SUM([.D17:.K17])" office:value-type="float" office:value="6">
            <text:p>6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6">
            <text:p>6</text:p>
          </table:table-cell>
          <table:table-cell office:value-type="string">
            <text:p>Presupuest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table:formula="of:=SUM([.D18:.K18])" office:value-type="float" office:value="13">
            <text:p>13</text:p>
          </table:table-cell>
          <table:table-cell/>
          <table:table-cell table:formula="of:=0.25*[.M18]" office:value-type="float" office:value="3.25">
            <text:p>3,25</text:p>
          </table:table-cell>
          <table:table-cell table:formula="of:=0.75*[.M18]" office:value-type="float" office:value="9.75">
            <text:p>9,7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11">
            <text:p>11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19:.K19])" office:value-type="float" office:value="13">
            <text:p>13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7">
            <text:p>7</text:p>
          </table:table-cell>
          <table:table-cell office:value-type="string">
            <text:p>Presupuesto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SUM([.D20:.K20])" office:value-type="float" office:value="23">
            <text:p>23</text:p>
          </table:table-cell>
          <table:table-cell/>
          <table:table-cell table:formula="of:=0.25*[.M20]" office:value-type="float" office:value="5.75">
            <text:p>5,75</text:p>
          </table:table-cell>
          <table:table-cell table:formula="of:=0.75*[.M20]" office:value-type="float" office:value="17.25">
            <text:p>17,2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/>
          <table:table-cell table:style-name="ce7"/>
          <table:table-cell table:style-name="ce7" table:formula="of:=SUM([.D21:.K21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8">
            <text:p>8</text:p>
          </table:table-cell>
          <table:table-cell office:value-type="string">
            <text:p>Presupuesto</text:p>
          </table:table-cell>
          <table:table-cell table:number-columns-repeated="6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SUM([.D22:.K22])" office:value-type="float" office:value="26">
            <text:p>26</text:p>
          </table:table-cell>
          <table:table-cell/>
          <table:table-cell table:formula="of:=0.25*[.M22]" office:value-type="float" office:value="6.5">
            <text:p>6,5</text:p>
          </table:table-cell>
          <table:table-cell table:formula="of:=0.75*[.M22]" office:value-type="float" office:value="19.5">
            <text:p>19,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/>
          <table:table-cell table:style-name="ce7"/>
          <table:table-cell table:style-name="ce7" table:formula="of:=SUM([.D23:.K23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9">
            <text:p>9</text:p>
          </table:table-cell>
          <table:table-cell office:value-type="string">
            <text:p>Presupuesto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24:.K24])" office:value-type="float" office:value="2">
            <text:p>2</text:p>
          </table:table-cell>
          <table:table-cell/>
          <table:table-cell table:formula="of:=0.25*[.M24]" office:value-type="float" office:value="0.5">
            <text:p>0,5</text:p>
          </table:table-cell>
          <table:table-cell table:formula="of:=0.75*[.M24]" office:value-type="float" office:value="1.5">
            <text:p>1,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/>
          <table:table-cell table:style-name="ce7"/>
          <table:table-cell table:style-name="ce7" table:formula="of:=SUM([.D25:.K25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0">
            <text:p>10</text:p>
          </table:table-cell>
          <table:table-cell office:value-type="string">
            <text:p>Presupuest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/>
          <table:table-cell table:formula="of:=SUM([.D26:.K26])" office:value-type="float" office:value="6">
            <text:p>6</text:p>
          </table:table-cell>
          <table:table-cell/>
          <table:table-cell table:formula="of:=0.25*[.M26]" office:value-type="float" office:value="1.5">
            <text:p>1,5</text:p>
          </table:table-cell>
          <table:table-cell table:formula="of:=0.75*[.M26]" office:value-type="float" office:value="4.5">
            <text:p>4,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Real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27:.K27])" office:value-type="float" office:value="6">
            <text:p>6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11">
            <text:p>11</text:p>
          </table:table-cell>
          <table:table-cell office:value-type="string">
            <text:p>Presupuesto</text:p>
          </table:table-cell>
          <table:table-cell table:number-columns-repeated="5"/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SUM([.D28:.K28])" office:value-type="float" office:value="6">
            <text:p>6</text:p>
          </table:table-cell>
          <table:table-cell/>
          <table:table-cell table:formula="of:=0.25*[.M28]" office:value-type="float" office:value="1.5">
            <text:p>1,5</text:p>
          </table:table-cell>
          <table:table-cell table:formula="of:=0.75*[.M28]" office:value-type="float" office:value="4.5">
            <text:p>4,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/>
          <table:table-cell table:style-name="ce7"/>
          <table:table-cell table:style-name="ce7" table:formula="of:=SUM([.D29:.K29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2">
            <text:p>12</text:p>
          </table:table-cell>
          <table:table-cell office:value-type="string">
            <text:p>Presupuesto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5"/>
          <table:table-cell table:formula="of:=SUM([.D30:.K30])" office:value-type="float" office:value="16">
            <text:p>16</text:p>
          </table:table-cell>
          <table:table-cell/>
          <table:table-cell table:formula="of:=0.25*[.M30]" office:value-type="float" office:value="4">
            <text:p>4</text:p>
          </table:table-cell>
          <table:table-cell table:formula="of:=0.75*[.M30]" office:value-type="float" office:value="12">
            <text:p>12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2" office:value-type="float" office:value="23">
            <text:p>23</text:p>
          </table:table-cell>
          <table:table-cell table:style-name="ce7" table:number-columns-repeated="4"/>
          <table:table-cell/>
          <table:table-cell table:style-name="ce7"/>
          <table:table-cell table:style-name="ce7" table:formula="of:=SUM([.D31:.K31])" office:value-type="float" office:value="30">
            <text:p>3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13">
            <text:p>13</text:p>
          </table:table-cell>
          <table:table-cell office:value-type="string">
            <text:p>Presupuest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4"/>
          <table:table-cell table:formula="of:=SUM([.D32:.K32])" office:value-type="float" office:value="52">
            <text:p>52</text:p>
          </table:table-cell>
          <table:table-cell/>
          <table:table-cell table:formula="of:=0.25*[.M32]" office:value-type="float" office:value="13">
            <text:p>13</text:p>
          </table:table-cell>
          <table:table-cell table:formula="of:=0.75*[.M32]" office:value-type="float" office:value="39">
            <text:p>39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Real</text:p>
          </table:table-cell>
          <table:table-cell table:style-name="ce7" table:number-columns-repeated="3"/>
          <table:table-cell table:style-name="ce10" office:value-type="float" office:value="19">
            <text:p>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7">
            <text:p>7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33:.K33])" office:value-type="float" office:value="50">
            <text:p>5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14">
            <text:p>14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3"/>
          <table:table-cell table:formula="of:=SUM([.D34:.K34])" office:value-type="float" office:value="35">
            <text:p>35</text:p>
          </table:table-cell>
          <table:table-cell/>
          <table:table-cell table:formula="of:=0.25*[.M34]" office:value-type="float" office:value="8.75">
            <text:p>8,75</text:p>
          </table:table-cell>
          <table:table-cell table:formula="of:=0.75*[.M34]" office:value-type="float" office:value="26.25">
            <text:p>26,2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Real</text:p>
          </table:table-cell>
          <table:table-cell table:style-name="ce7" table:number-columns-repeated="4"/>
          <table:table-cell table:style-name="ce10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35:.K35])" office:value-type="float" office:value="33">
            <text:p>33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15">
            <text:p>15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  <table:table-cell table:formula="of:=SUM([.D36:.K36])" office:value-type="float" office:value="29">
            <text:p>29</text:p>
          </table:table-cell>
          <table:table-cell/>
          <table:table-cell table:formula="of:=0.25*[.M36]" office:value-type="float" office:value="7.25">
            <text:p>7,25</text:p>
          </table:table-cell>
          <table:table-cell table:formula="of:=0.75*[.M36]" office:value-type="float" office:value="21.75">
            <text:p>21,7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Real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37:.K37])" office:value-type="float" office:value="27">
            <text:p>27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6">
            <text:p>16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4"/>
          <table:table-cell table:formula="of:=SUM([.D38:.K38])" office:value-type="float" office:value="6">
            <text:p>6</text:p>
          </table:table-cell>
          <table:table-cell/>
          <table:table-cell table:formula="of:=0.25*[.M38]" office:value-type="float" office:value="1.5">
            <text:p>1,5</text:p>
          </table:table-cell>
          <table:table-cell table:formula="of:=0.75*[.M38]" office:value-type="float" office:value="4.5">
            <text:p>4,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6">
            <text:p>16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7" table:number-columns-repeated="3"/>
          <table:table-cell/>
          <table:table-cell table:style-name="ce7"/>
          <table:table-cell table:style-name="ce7" table:formula="of:=SUM([.D39:.K39])" office:value-type="float" office:value="10">
            <text:p>1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7">
            <text:p>17</text:p>
          </table:table-cell>
          <table:table-cell office:value-type="string">
            <text:p>Presupuesto</text:p>
          </table:table-cell>
          <table:table-cell/>
          <table:table-cell office:value-type="float" office:value="4">
            <text:p>4</text:p>
          </table:table-cell>
          <table:table-cell table:number-columns-repeated="7"/>
          <table:table-cell table:formula="of:=SUM([.D40:.K40])" office:value-type="float" office:value="4">
            <text:p>4</text:p>
          </table:table-cell>
          <table:table-cell/>
          <table:table-cell table:formula="of:=0.25*[.M40]" office:value-type="float" office:value="1">
            <text:p>1</text:p>
          </table:table-cell>
          <table:table-cell table:formula="of:=0.75*[.M40]" office:value-type="float" office:value="3">
            <text:p>3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7"/>
          <table:table-cell table:style-name="ce12" office:value-type="float" office:value="3">
            <text:p>3</text:p>
          </table:table-cell>
          <table:table-cell table:style-name="ce7" table:number-columns-repeated="3"/>
          <table:table-cell/>
          <table:table-cell table:style-name="ce7"/>
          <table:table-cell table:style-name="ce7" table:formula="of:=SUM([.D41:.K41])" office:value-type="float" office:value="7">
            <text:p>7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8">
            <text:p>18</text:p>
          </table:table-cell>
          <table:table-cell office:value-type="string">
            <text:p>Presupuest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table:formula="of:=SUM([.D42:.K42])" office:value-type="float" office:value="5">
            <text:p>5</text:p>
          </table:table-cell>
          <table:table-cell/>
          <table:table-cell table:formula="of:=0.25*[.M42]" office:value-type="float" office:value="1.25">
            <text:p>1,25</text:p>
          </table:table-cell>
          <table:table-cell table:formula="of:=0.75*[.M42]" office:value-type="float" office:value="3.75">
            <text:p>3,7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3" office:value-type="float" office:value="2">
            <text:p>2</text:p>
          </table:table-cell>
          <table:table-cell table:style-name="ce7" table:number-columns-repeated="5"/>
          <table:table-cell/>
          <table:table-cell table:style-name="ce7"/>
          <table:table-cell table:style-name="ce7" table:formula="of:=SUM([.D43:.K43])" office:value-type="float" office:value="2">
            <text:p>2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9">
            <text:p>19</text:p>
          </table:table-cell>
          <table:table-cell office:value-type="string">
            <text:p>Presupuesto</text:p>
          </table:table-cell>
          <table:table-cell/>
          <table:table-cell office:value-type="float" office:value="18">
            <text:p>18</text:p>
          </table:table-cell>
          <table:table-cell table:number-columns-repeated="7"/>
          <table:table-cell table:formula="of:=SUM([.D44:.K44])" office:value-type="float" office:value="18">
            <text:p>18</text:p>
          </table:table-cell>
          <table:table-cell/>
          <table:table-cell table:formula="of:=0.25*[.M44]" office:value-type="float" office:value="4.5">
            <text:p>4,5</text:p>
          </table:table-cell>
          <table:table-cell table:formula="of:=0.75*[.M44]" office:value-type="float" office:value="13.5">
            <text:p>13,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9">
            <text:p>19</text:p>
          </table:table-cell>
          <table:table-cell table:style-name="ce7" office:value-type="string">
            <text:p>Real</text:p>
          </table:table-cell>
          <table:table-cell table:style-name="ce7"/>
          <table:table-cell table:style-name="ce10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7" table:number-columns-repeated="3"/>
          <table:table-cell/>
          <table:table-cell table:style-name="ce7"/>
          <table:table-cell table:style-name="ce7" table:formula="of:=SUM([.D45:.K45])" office:value-type="float" office:value="14">
            <text:p>14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20">
            <text:p>20</text:p>
          </table:table-cell>
          <table:table-cell office:value-type="string">
            <text:p>Presupuesto</text:p>
          </table:table-cell>
          <table:table-cell table:number-columns-repeated="2"/>
          <table:table-cell table:number-columns-repeated="5" office:value-type="float" office:value="5">
            <text:p>5</text:p>
          </table:table-cell>
          <table:table-cell table:number-columns-repeated="2"/>
          <table:table-cell table:formula="of:=SUM([.D46:.K46])" office:value-type="float" office:value="25">
            <text:p>25</text:p>
          </table:table-cell>
          <table:table-cell/>
          <table:table-cell table:formula="of:=0.25*[.M46]" office:value-type="float" office:value="6.25">
            <text:p>6,25</text:p>
          </table:table-cell>
          <table:table-cell table:formula="of:=0.75*[.M46]" office:value-type="float" office:value="18.75">
            <text:p>18,7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Real</text:p>
          </table:table-cell>
          <table:table-cell table:style-name="ce7"/>
          <table:table-cell table:style-name="ce10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47:.K47])" office:value-type="float" office:value="16">
            <text:p>16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21">
            <text:p>21</text:p>
          </table:table-cell>
          <table:table-cell office:value-type="string">
            <text:p>Presupuesto</text:p>
          </table:table-cell>
          <table:table-cell table:number-columns-repeated="7"/>
          <table:table-cell office:value-type="float" office:value="18">
            <text:p>18</text:p>
          </table:table-cell>
          <table:table-cell/>
          <table:table-cell table:formula="of:=SUM([.D48:.K48])" office:value-type="float" office:value="18">
            <text:p>18</text:p>
          </table:table-cell>
          <table:table-cell/>
          <table:table-cell table:formula="of:=0.25*[.M48]" office:value-type="float" office:value="4.5">
            <text:p>4,5</text:p>
          </table:table-cell>
          <table:table-cell table:formula="of:=0.75*[.M48]" office:value-type="float" office:value="13.5">
            <text:p>13,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21">
            <text:p>21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/>
          <table:table-cell table:style-name="ce7"/>
          <table:table-cell table:style-name="ce7" table:formula="of:=SUM([.D49:.M49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22">
            <text:p>22</text:p>
          </table:table-cell>
          <table:table-cell office:value-type="string">
            <text:p>Presupuesto</text:p>
          </table:table-cell>
          <table:table-cell table:number-columns-repeated="2"/>
          <table:table-cell table:number-columns-repeated="5" office:value-type="float" office:value="2">
            <text:p>2</text:p>
          </table:table-cell>
          <table:table-cell table:number-columns-repeated="2"/>
          <table:table-cell table:formula="of:=SUM([.D50:.K50])" office:value-type="float" office:value="10">
            <text:p>10</text:p>
          </table:table-cell>
          <table:table-cell/>
          <table:table-cell table:formula="of:=0.25*[.M50]" office:value-type="float" office:value="2.5">
            <text:p>2,5</text:p>
          </table:table-cell>
          <table:table-cell table:formula="of:=0.75*[.M50]" office:value-type="float" office:value="7.5">
            <text:p>7,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3"/>
          <table:table-cell/>
          <table:table-cell table:style-name="ce7"/>
          <table:table-cell table:style-name="ce7" table:formula="of:=SUM([.D51:.M51])" office:value-type="float" office:value="11">
            <text:p>11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23">
            <text:p>23</text:p>
          </table:table-cell>
          <table:table-cell office:value-type="string">
            <text:p>Presupuesto</text:p>
          </table:table-cell>
          <table:table-cell table:number-columns-repeated="2"/>
          <table:table-cell table:number-columns-repeated="5" office:value-type="float" office:value="7">
            <text:p>7</text:p>
          </table:table-cell>
          <table:table-cell table:number-columns-repeated="2"/>
          <table:table-cell table:formula="of:=SUM([.D52:.K52])" office:value-type="float" office:value="35">
            <text:p>35</text:p>
          </table:table-cell>
          <table:table-cell/>
          <table:table-cell table:formula="of:=0.25*[.M52]" office:value-type="float" office:value="8.75">
            <text:p>8,75</text:p>
          </table:table-cell>
          <table:table-cell table:formula="of:=0.75*[.M52]" office:value-type="float" office:value="26.25">
            <text:p>26,2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53:.K53])" office:value-type="float" office:value="19">
            <text:p>19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24">
            <text:p>24</text:p>
          </table:table-cell>
          <table:table-cell office:value-type="string">
            <text:p>Presupuesto</text:p>
          </table:table-cell>
          <table:table-cell table:number-columns-repeated="7"/>
          <table:table-cell office:value-type="float" office:value="85">
            <text:p>85</text:p>
          </table:table-cell>
          <table:table-cell/>
          <table:table-cell table:formula="of:=SUM([.D54:.K54])" office:value-type="float" office:value="85">
            <text:p>85</text:p>
          </table:table-cell>
          <table:table-cell/>
          <table:table-cell table:formula="of:=0.25*[.M54]" office:value-type="float" office:value="21.25">
            <text:p>21,25</text:p>
          </table:table-cell>
          <table:table-cell table:formula="of:=0.75*[.M54]" office:value-type="float" office:value="63.75">
            <text:p>63,7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24">
            <text:p>24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 table:style-name="ce18"/>
          <table:table-cell table:style-name="ce7"/>
          <table:table-cell table:style-name="ce7" table:formula="of:=SUM([.D55:.K55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Default" table:number-columns-repeated="11"/>
          <table:table-cell table:style-name="ce15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9" office:value-type="string">
            <text:p>PV</text:p>
          </table:table-cell>
          <table:table-cell table:formula="of:=[.D12]" office:value-type="float" office:value="3">
            <text:p>3</text:p>
          </table:table-cell>
          <table:table-cell table:formula="of:=[.D58]+[.E8]+[.E10]+[.E12]+[.E14]+[.E40]+[.E44]" office:value-type="float" office:value="71">
            <text:p>71</text:p>
          </table:table-cell>
          <table:table-cell table:formula="of:=[.E58]+[.F14]+[.F18]+[.F26]+[.F32]+[.F46]+[.F50]+[.F52]" office:value-type="float" office:value="110">
            <text:p>110</text:p>
          </table:table-cell>
          <table:table-cell table:formula="of:=[.F58]+[.G14]+[.G18]+[.G26]+[.G30]+[.G32]+[.G42]+[.G46]+[.G50]+[.G52]" office:value-type="float" office:value="189">
            <text:p>189</text:p>
          </table:table-cell>
          <table:table-cell table:formula="of:=[.G58]+[.H14]+[.H16]+[.H32]+[.H34]+[.H36]+[.H38]+[.H46]+[.H50]+[.H52]" office:value-type="float" office:value="262">
            <text:p>262</text:p>
          </table:table-cell>
          <table:table-cell table:formula="of:=[.H58]+[.I14]+[.I20]+[.I24]+[.I28]+[.I36]+[.I46]+[.I50]+[.I52]+[.I34]" office:value-type="float" office:value="337">
            <text:p>337</text:p>
          </table:table-cell>
          <table:table-cell table:formula="of:=[.I58]+[.J14]+[.J20]+[.J22]+[.J24]+[.J28]+[.J46]+[.J50]+[.J52]" office:value-type="float" office:value="385">
            <text:p>385</text:p>
          </table:table-cell>
          <table:table-cell table:formula="of:=[.J58]+[.K14]+[.K22]+[.K48]+[.K54]" office:value-type="float" office:value="504">
            <text:p>504</text:p>
          </table:table-cell>
          <table:table-cell table:style-name="ce19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9" office:value-type="string">
            <text:p>AC</text:p>
          </table:table-cell>
          <table:table-cell table:formula="of:=[.D11]+[.D13]" office:value-type="float" office:value="11">
            <text:p>11</text:p>
          </table:table-cell>
          <table:table-cell table:formula="of:=[.D59]+[.E9]+[.E11]+[.E13]+[.E15]+[.E45]+[.E47]" office:value-type="float" office:value="42">
            <text:p>42</text:p>
          </table:table-cell>
          <table:table-cell table:formula="of:=[.E59]+[.F11]+[.F15]+[.F19]+[.F31]+[.F39]+[.F41]+[.F43]+[.F45]+[.F47]+[.F51]+[.F53]" office:value-type="float" office:value="93">
            <text:p>93</text:p>
          </table:table-cell>
          <table:table-cell table:formula="of:=[.F59]+[.G15]+[.G17]+[.G31]+[.G33]+[.G39]+[.G45]+[.G47]+[.G51]+[.G53]" office:value-type="float" office:value="164">
            <text:p>164</text:p>
          </table:table-cell>
          <table:table-cell table:formula="of:=[.G59]+[.H15]+[.H17]+[.H19]+[.H27]+[.H33]+[.H35]+[.H37]+[.H39]+[.H41]+[.H45]+[.H47]+[.H51]+[.H53]" office:value-type="float" office:value="234">
            <text:p>234</text:p>
          </table:table-cell>
          <table:table-cell table:formula="of:=[.H59]+[.I15]+[.I19]+[.I27]+[.I33]+[.I35]+[.I37]+[.I47]+[.I53]" office:value-type="float" office:value="296">
            <text:p>296</text:p>
          </table:table-cell>
          <table:table-cell table:style-name="ce15" table:number-columns-repeated="3"/>
          <table:table-cell table:style-name="Default" table:number-columns-repeated="4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8" office:value-type="string" table:number-columns-spanned="2" table:number-rows-spanned="1">
            <text:p>Regla de Avance</text:p>
          </table:table-cell>
          <table:covered-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0">
            <text:p>100</text:p>
          </table:table-cell>
          <table:table-cell table:style-name="Default" table:number-columns-repeated="11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9" office:value-type="string">
            <text:p>EV</text:p>
          </table:table-cell>
          <table:table-cell table:formula="of:=[.O10]+[.O12]" office:value-type="float" office:value="10.5">
            <text:p>10,5</text:p>
          </table:table-cell>
          <table:table-cell table:formula="of:=[.D63]+[.M8]+[.P12]+[.O44]+[.O14]+[.O46]" office:value-type="float" office:value="50.75">
            <text:p>50,75</text:p>
          </table:table-cell>
          <table:table-cell table:formula="of:=[.E63]+[.P10]+[.O30]+[.O38]+[.O40]+[.M42]+[.O18]+[.O50]+[.O52]" office:value-type="float" office:value="92.5">
            <text:p>92,5</text:p>
          </table:table-cell>
          <table:table-cell table:formula="of:=[.F63]+[.P30]+[.O16]+[.O32]" office:value-type="float" office:value="118.75">
            <text:p>118,75</text:p>
          </table:table-cell>
          <table:table-cell table:formula="of:=[.G63]+[.O26]+[.P38]+[.P40]+[.P44]+[.O34]+[.O36]" office:value-type="float" office:value="157.25">
            <text:p>157,25</text:p>
          </table:table-cell>
          <table:table-cell table:formula="of:=[.H63]+[.P26]" office:value-type="float" office:value="161.75">
            <text:p>161,75</text:p>
          </table:table-cell>
          <table:table-cell table:style-name="Default" table:number-columns-repeated="7"/>
        </table:table-row>
      </table:table>
      <table:table table:name="Calculos" table:style-name="ta1" table:print="false">
        <table:table-column table:style-name="co2" table:number-columns-repeated="9" table:default-cell-style-name="Default"/>
        <table:table-row table:style-name="ro2">
          <table:table-cell table:style-name="ce21"/>
          <table:table-cell table:style-name="ce24" office:value-type="float" office:value="2003">
            <text:p>2003</text:p>
          </table:table-cell>
          <table:table-cell table:style-name="ce25" table:number-columns-repeated="7"/>
        </table:table-row>
        <table:table-row table:style-name="ro2">
          <table:table-cell table:style-name="ce22" office:value-type="string">
            <text:p>Fecha</text:p>
          </table:table-cell>
          <table:table-cell table:style-name="ce25" office:value-type="date" office:date-value="2011-08-18">
            <text:p>18/ago</text:p>
          </table:table-cell>
          <table:table-cell table:style-name="ce25" office:value-type="date" office:date-value="2011-08-25">
            <text:p>25/ago</text:p>
          </table:table-cell>
          <table:table-cell table:style-name="ce25" office:value-type="date" office:date-value="2011-09-01">
            <text:p>01/sep</text:p>
          </table:table-cell>
          <table:table-cell table:style-name="ce25" office:value-type="date" office:date-value="2011-09-08">
            <text:p>08/sep</text:p>
          </table:table-cell>
          <table:table-cell table:style-name="ce25" office:value-type="date" office:date-value="2011-09-15">
            <text:p>15/sep</text:p>
          </table:table-cell>
          <table:table-cell table:style-name="ce27" office:value-type="date" office:date-value="2011-09-22">
            <text:p>22/sep</text:p>
          </table:table-cell>
          <table:table-cell table:style-name="ce25" office:value-type="date" office:date-value="2011-09-29">
            <text:p>29/sep</text:p>
          </table:table-cell>
          <table:table-cell table:style-name="ce25" office:value-type="date" office:date-value="2011-10-06">
            <text:p>06/oct</text:p>
          </table:table-cell>
        </table:table-row>
        <table:table-row table:style-name="ro2">
          <table:table-cell table:style-name="ce22" office:value-type="string">
            <text:p>Magnitud</text:p>
          </table:table-cell>
          <table:table-cell table:style-name="ce25" table:number-columns-repeated="5"/>
          <table:table-cell table:style-name="ce27"/>
          <table:table-cell table:style-name="ce25" table:number-columns-repeated="2"/>
        </table:table-row>
        <table:table-row table:style-name="ro2">
          <table:table-cell table:style-name="ce23" office:value-type="string">
            <text:p>PV</text:p>
          </table:table-cell>
          <table:table-cell table:style-name="ce6" table:formula="of:=[Datos.D58]" office:value-type="float" office:value="3">
            <text:p>3</text:p>
          </table:table-cell>
          <table:table-cell table:style-name="ce6" table:formula="of:=[Datos.E58]" office:value-type="float" office:value="71">
            <text:p>71</text:p>
          </table:table-cell>
          <table:table-cell table:style-name="ce6" table:formula="of:=[Datos.F58]" office:value-type="float" office:value="110">
            <text:p>110</text:p>
          </table:table-cell>
          <table:table-cell table:style-name="ce6" table:formula="of:=[Datos.G58]" office:value-type="float" office:value="189">
            <text:p>189</text:p>
          </table:table-cell>
          <table:table-cell table:style-name="ce6" table:formula="of:=[Datos.H58]" office:value-type="float" office:value="262">
            <text:p>262</text:p>
          </table:table-cell>
          <table:table-cell table:style-name="ce6" table:formula="of:=[Datos.I58]" office:value-type="float" office:value="337">
            <text:p>337</text:p>
          </table:table-cell>
          <table:table-cell table:style-name="ce6" table:formula="of:=[Datos.J58]" office:value-type="float" office:value="385">
            <text:p>385</text:p>
          </table:table-cell>
          <table:table-cell table:style-name="ce28" table:formula="of:=[Datos.K58]" office:value-type="float" office:value="504">
            <text:p>504</text:p>
          </table:table-cell>
        </table:table-row>
        <table:table-row table:style-name="ro2">
          <table:table-cell table:style-name="ce23" office:value-type="string">
            <text:p>EV</text:p>
          </table:table-cell>
          <table:table-cell table:style-name="ce6" table:formula="of:=[Datos.D63]" office:value-type="float" office:value="10.5">
            <text:p>10,5</text:p>
          </table:table-cell>
          <table:table-cell table:style-name="ce6" table:formula="of:=[Datos.E63]" office:value-type="float" office:value="50.75">
            <text:p>50,75</text:p>
          </table:table-cell>
          <table:table-cell table:style-name="ce6" table:formula="of:=[Datos.F63]" office:value-type="float" office:value="92.5">
            <text:p>92,5</text:p>
          </table:table-cell>
          <table:table-cell table:style-name="ce6" table:formula="of:=[Datos.G63]" office:value-type="float" office:value="118.75">
            <text:p>118,75</text:p>
          </table:table-cell>
          <table:table-cell table:style-name="ce6" table:formula="of:=[Datos.H63]" office:value-type="float" office:value="157.25">
            <text:p>157,25</text:p>
          </table:table-cell>
          <table:table-cell table:style-name="ce6" table:formula="of:=[Datos.I63]" office:value-type="float" office:value="161.75">
            <text:p>161,75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AC</text:p>
          </table:table-cell>
          <table:table-cell table:style-name="ce6" table:formula="of:=[Datos.D59]" office:value-type="float" office:value="11">
            <text:p>11</text:p>
          </table:table-cell>
          <table:table-cell table:style-name="ce6" table:formula="of:=[Datos.E59]" office:value-type="float" office:value="42">
            <text:p>42</text:p>
          </table:table-cell>
          <table:table-cell table:style-name="ce6" table:formula="of:=[Datos.F59]" office:value-type="float" office:value="93">
            <text:p>93</text:p>
          </table:table-cell>
          <table:table-cell table:style-name="ce6" table:formula="of:=[Datos.G59]" office:value-type="float" office:value="164">
            <text:p>164</text:p>
          </table:table-cell>
          <table:table-cell table:style-name="ce6" table:formula="of:=[Datos.H59]" office:value-type="float" office:value="234">
            <text:p>234</text:p>
          </table:table-cell>
          <table:table-cell table:style-name="ce6" table:formula="of:=[Datos.I59]" office:value-type="float" office:value="296">
            <text:p>296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CV</text:p>
          </table:table-cell>
          <table:table-cell table:style-name="ce6" table:formula="of:=[.B5]-[.B6]" office:value-type="float" office:value="-0.5">
            <text:p>-0,5</text:p>
          </table:table-cell>
          <table:table-cell table:style-name="ce6" table:formula="of:=[.C5]-[.C6]" office:value-type="float" office:value="8.75">
            <text:p>8,75</text:p>
          </table:table-cell>
          <table:table-cell table:style-name="ce6" table:formula="of:=[.D5]-[.D6]" office:value-type="float" office:value="-0.5">
            <text:p>-0,5</text:p>
          </table:table-cell>
          <table:table-cell table:style-name="ce6" table:formula="of:=[.E5]-[.E6]" office:value-type="float" office:value="-45.25">
            <text:p>-45,25</text:p>
          </table:table-cell>
          <table:table-cell table:style-name="ce6" table:formula="of:=[.F5]-[.F6]" office:value-type="float" office:value="-76.75">
            <text:p>-76,75</text:p>
          </table:table-cell>
          <table:table-cell table:style-name="ce6" table:formula="of:=[.G5]-[.G6]" office:value-type="float" office:value="-134.25">
            <text:p>-134,25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SV</text:p>
          </table:table-cell>
          <table:table-cell table:style-name="ce6" table:formula="of:=[.B5]-[.B4]" office:value-type="float" office:value="7.5">
            <text:p>7,5</text:p>
          </table:table-cell>
          <table:table-cell table:style-name="ce6" table:formula="of:=[.C5]-[.C4]" office:value-type="float" office:value="-20.25">
            <text:p>-20,25</text:p>
          </table:table-cell>
          <table:table-cell table:style-name="ce6" table:formula="of:=[.D5]-[.D4]" office:value-type="float" office:value="-17.5">
            <text:p>-17,5</text:p>
          </table:table-cell>
          <table:table-cell table:style-name="ce6" table:formula="of:=[.E5]-[.E4]" office:value-type="float" office:value="-70.25">
            <text:p>-70,25</text:p>
          </table:table-cell>
          <table:table-cell table:style-name="ce6" table:formula="of:=[.F5]-[.F4]" office:value-type="float" office:value="-104.75">
            <text:p>-104,75</text:p>
          </table:table-cell>
          <table:table-cell table:style-name="ce6" table:formula="of:=[.G5]-[.G4]" office:value-type="float" office:value="-175.25">
            <text:p>-175,25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BAC</text:p>
          </table:table-cell>
          <table:table-cell table:style-name="ce6" office:value-type="float" office:value="504">
            <text:p>504</text:p>
          </table:table-cell>
          <table:table-cell table:style-name="ce6" table:formula="of:=504" office:value-type="float" office:value="504">
            <text:p>504</text:p>
          </table:table-cell>
          <table:table-cell table:style-name="ce6" office:value-type="float" office:value="504">
            <text:p>504</text:p>
          </table:table-cell>
          <table:table-cell table:style-name="ce6" table:formula="of:=504" office:value-type="float" office:value="504">
            <text:p>504</text:p>
          </table:table-cell>
          <table:table-cell table:style-name="ce6" office:value-type="float" office:value="504">
            <text:p>504</text:p>
          </table:table-cell>
          <table:table-cell table:style-name="ce6" table:formula="of:=504" office:value-type="float" office:value="504">
            <text:p>504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EAC</text:p>
          </table:table-cell>
          <table:table-cell table:style-name="ce6" table:formula="of:=[.B9]/[.B11]" office:value-type="float" office:value="528">
            <text:p>528</text:p>
          </table:table-cell>
          <table:table-cell table:style-name="ce6" table:formula="of:=[.C9]/[.C11]" office:value-type="float" office:value="417.103448275862">
            <text:p>417,103448275862</text:p>
          </table:table-cell>
          <table:table-cell table:style-name="ce6" table:formula="of:=[.D9]/[.D11]" office:value-type="float" office:value="506.724324324324">
            <text:p>506,724324324324</text:p>
          </table:table-cell>
          <table:table-cell table:style-name="ce6" table:formula="of:=[.E9]/[.E11]" office:value-type="float" office:value="696.050526315789">
            <text:p>696,050526315789</text:p>
          </table:table-cell>
          <table:table-cell table:style-name="ce6" table:formula="of:=[.F9]/[.F11]" office:value-type="float" office:value="749.990461049284">
            <text:p>749,990461049284</text:p>
          </table:table-cell>
          <table:table-cell table:style-name="ce6" table:formula="of:=[.G9]/[.G11]" office:value-type="float" office:value="922.312210200927">
            <text:p>922,312210200927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CPI</text:p>
          </table:table-cell>
          <table:table-cell table:style-name="ce26" table:formula="of:=[.B5]/[.B6]" office:value-type="percentage" office:value="0.954545454545455">
            <text:p>95,45%</text:p>
          </table:table-cell>
          <table:table-cell table:style-name="ce26" table:formula="of:=[.C5]/[.C6]" office:value-type="percentage" office:value="1.20833333333333">
            <text:p>120,83%</text:p>
          </table:table-cell>
          <table:table-cell table:style-name="ce26" table:formula="of:=[.D5]/[.D6]" office:value-type="percentage" office:value="0.994623655913978">
            <text:p>99,46%</text:p>
          </table:table-cell>
          <table:table-cell table:style-name="ce26" table:formula="of:=[.E5]/[.E6]" office:value-type="percentage" office:value="0.724085365853659">
            <text:p>72,41%</text:p>
          </table:table-cell>
          <table:table-cell table:style-name="ce26" table:formula="of:=[.F5]/[.F6]" office:value-type="percentage" office:value="0.672008547008547">
            <text:p>67,20%</text:p>
          </table:table-cell>
          <table:table-cell table:style-name="ce26" table:formula="of:=[.G5]/[.G6]" office:value-type="percentage" office:value="0.546452702702703">
            <text:p>54,65%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SPI</text:p>
          </table:table-cell>
          <table:table-cell table:style-name="ce26" table:formula="of:=[.B5]/[.B4]" office:value-type="percentage" office:value="3.5">
            <text:p>350,00%</text:p>
          </table:table-cell>
          <table:table-cell table:style-name="ce26" table:formula="of:=[.C5]/[.C4]" office:value-type="percentage" office:value="0.714788732394366">
            <text:p>71,48%</text:p>
          </table:table-cell>
          <table:table-cell table:style-name="ce26" table:formula="of:=[.D5]/[.D4]" office:value-type="percentage" office:value="0.840909090909091">
            <text:p>84,09%</text:p>
          </table:table-cell>
          <table:table-cell table:style-name="ce26" table:formula="of:=[.E5]/[.E4]" office:value-type="percentage" office:value="0.628306878306878">
            <text:p>62,83%</text:p>
          </table:table-cell>
          <table:table-cell table:style-name="ce26" table:formula="of:=[.F5]/[.F4]" office:value-type="percentage" office:value="0.600190839694657">
            <text:p>60,02%</text:p>
          </table:table-cell>
          <table:table-cell table:style-name="ce26" table:formula="of:=[.G5]/[.G4]" office:value-type="percentage" office:value="0.479970326409496">
            <text:p>48,00%</text:p>
          </table:table-cell>
          <table:table-cell table:style-name="ce15"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>
            <draw:frame table:end-cell-address="Calculos.K38" table:end-x="0.159cm" table:end-y="0.065cm" draw:z-index="0" draw:style-name="gr1" svg:width="22.295cm" svg:height="10.284cm" svg:x="0.445cm" svg:y="0.128cm">
              <draw:object draw:notify-on-update-of-ranges="Calculos.B9:Calculos.B9 Calculos.B2:Calculos.I2 Calculos.A4:Calculos.A4 Calculos.B4:Calculos.I4 Calculos.B2:Calculos.G2 Calculos.A5:Calculos.A5 Calculos.A5:Calculos.G5 Calculos.B2:Calculos.I2 Calculos.A6:Calculos.A6 Calculos.A6:Calculos.G6 Calculos.B2:Calculos.I2 Calculos.A7:Calculos.A7 Calculos.B2:Calculos.I2 Calculos.A8:Calculos.A8 Calculos.B8:Calculos.G8 Calculos.B2:Calculos.I2 Calculos.A9:Calculos.A9 Calculos.A9:Calculos.G9 Calculos.B2:Calculos.I2 Calculos.A10:Calculos.A10 Calculos.B10:Calculos.G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24">
          <table:table-cell table:number-columns-repeated="9"/>
        </table:table-row>
        <table:table-row table:style-name="ro2">
          <table:table-cell>
            <draw:frame table:end-cell-address="Calculos.L55" table:end-x="1.082cm" table:end-y="0.274cm" draw:z-index="1" draw:style-name="gr1" svg:width="25.249cm" svg:height="6.999cm" svg:x="0.672cm" svg:y="0.023cm">
              <draw:object draw:notify-on-update-of-ranges="Calculos.B2:Calculos.I2 Calculos.A11:Calculos.A11 Calculos.B11:Calculos.G11 Calculos.B2:Calculos.I2 Calculos.A12:Calculos.A12 Calculos.B12:Calculos.G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17/09/2011</text:date>, <text:time>20:4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16T20:32:10</meta:creation-date>
    <dc:date>2011-09-17T20:49:26</dc:date>
    <meta:editing-duration>PT02H33M37S</meta:editing-duration>
    <meta:editing-cycles>49</meta:editing-cycles>
    <meta:generator>OpenOffice.org/3.2$Linux OpenOffice.org_project/320m12$Build-9483</meta:generator>
    <meta:document-statistic meta:table-count="2" meta:cell-count="4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96cm" svg:height="10.285cm" xlink:href=".." chart:class="chart:scatter" chart:row-mapping="2 5 0" chart:style-name="ch1">
        <chart:legend chart:legend-position="end" svg:x="20.619cm" svg:y="3.735cm" chart:style-name="ch2"/>
        <chart:plot-area chart:style-name="ch3" table:cell-range-address="Calculos.A9:Calculos.G10 Calculos.B2:Calculos.I2 Calculos.A4:Calculos.I4 Calculos.A5:Calculos.G6 Calculos.A7:Calculos.A8 Calculos.B8:Calculos.G8" chart:data-source-has-labels="both" svg:x="0.445cm" svg:y="0.205cm" svg:width="19.73cm" svg:height="9.67cm">
          <chart:axis chart:dimension="x" chart:name="primary-x" chart:style-name="ch4">
            <chart:categories table:cell-range-address="Calculos.B9:Calculos.B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alculos.B4:Calculos.I4" chart:label-cell-address="Calculos.A4:Calculos.A4" chart:class="chart:scatter">
            <chart:domain table:cell-range-address="Calculos.B2:Calculos.I2"/>
            <chart:data-point chart:repeated="8"/>
          </chart:series>
          <chart:series chart:style-name="ch8" chart:values-cell-range-address="Calculos.A5:Calculos.G5" chart:label-cell-address="Calculos.A5:Calculos.A5" chart:class="chart:scatter">
            <chart:domain table:cell-range-address="Calculos.B2:Calculos.G2"/>
            <chart:data-point chart:repeated="7"/>
          </chart:series>
          <chart:series chart:style-name="ch9" chart:values-cell-range-address="Calculos.A6:Calculos.G6" chart:label-cell-address="Calculos.A6:Calculos.A6" chart:class="chart:scatter">
            <chart:data-point chart:repeated="8"/>
          </chart:series>
          <chart:series chart:style-name="ch10" chart:values-cell-range-address="" chart:class="chart:scatter">
            <chart:data-point chart:repeated="8"/>
          </chart:series>
          <chart:series chart:style-name="ch11" chart:values-cell-range-address="Calculos.B8:Calculos.G8" chart:label-cell-address="Calculos.A8:Calculos.A8" chart:class="chart:scatter">
            <chart:data-point chart:repeated="8"/>
          </chart:series>
          <chart:series chart:style-name="ch12" chart:values-cell-range-address="Calculos.A9:Calculos.G9" chart:label-cell-address="Calculos.A9:Calculos.A9" chart:class="chart:scatter">
            <chart:data-point chart:repeated="8"/>
          </chart:series>
          <chart:series chart:style-name="ch13" chart:values-cell-range-address="Calculos.B10:Calculos.G10" chart:label-cell-address="Calculos.A10:Calculos.A10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lculos.B9:Calculos.B9">504</text:p>
              </table:table-cell>
            </table:table-row>
          </table:table-header-rows>
          <table:table-rows>
            <table:table-row>
              <table:table-cell office:value-type="string">
                <text:p text:id="">Fila 2</text:p>
              </table:table-cell>
              <table:table-cell office:value-type="float" office:value="40773">
                <text:p text:id="Calculos.B2:Calculos.I2">40773</text:p>
              </table:table-cell>
              <table:table-cell office:value-type="float" office:value="40780">
                <text:p>40780</text:p>
              </table:table-cell>
              <table:table-cell office:value-type="float" office:value="40787">
                <text:p>40787</text:p>
              </table:table-cell>
              <table:table-cell office:value-type="float" office:value="40794">
                <text:p>40794</text:p>
              </table:table-cell>
              <table:table-cell office:value-type="float" office:value="40801">
                <text:p>40801</text:p>
              </table:table-cell>
              <table:table-cell office:value-type="float" office:value="40808">
                <text:p>40808</text:p>
              </table:table-cell>
              <table:table-cell office:value-type="float" office:value="40815">
                <text:p>40815</text:p>
              </table:table-cell>
              <table:table-cell office:value-type="float" office:value="40822">
                <text:p>40822</text:p>
              </table:table-cell>
            </table:table-row>
            <table:table-row>
              <table:table-cell office:value-type="string">
                <text:p text:id="Calculos.A4:Calculos.A4">PV</text:p>
              </table:table-cell>
              <table:table-cell office:value-type="float" office:value="3">
                <text:p text:id="Calculos.B4:Calculos.I4">3</text:p>
              </table:table-cell>
              <table:table-cell office:value-type="float" office:value="71">
                <text:p>71</text:p>
              </table:table-cell>
              <table:table-cell office:value-type="float" office:value="110">
                <text:p>110</text:p>
              </table:table-cell>
              <table:table-cell office:value-type="float" office:value="189">
                <text:p>189</text:p>
              </table:table-cell>
              <table:table-cell office:value-type="float" office:value="262">
                <text:p>262</text:p>
              </table:table-cell>
              <table:table-cell office:value-type="float" office:value="337">
                <text:p>337</text:p>
              </table:table-cell>
              <table:table-cell office:value-type="float" office:value="385">
                <text:p>38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 text:id="">Fila 2</text:p>
              </table:table-cell>
              <table:table-cell office:value-type="float" office:value="40773">
                <text:p text:id="Calculos.B2:Calculos.G2">40773</text:p>
              </table:table-cell>
              <table:table-cell office:value-type="float" office:value="40780">
                <text:p>40780</text:p>
              </table:table-cell>
              <table:table-cell office:value-type="float" office:value="40787">
                <text:p>40787</text:p>
              </table:table-cell>
              <table:table-cell office:value-type="float" office:value="40794">
                <text:p>40794</text:p>
              </table:table-cell>
              <table:table-cell office:value-type="float" office:value="40801">
                <text:p>40801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>
                <text:p text:id="Calculos.A5:Calculos.A5">EV</text:p>
              </table:table-cell>
              <table:table-cell office:value-type="float" office:value="1.#NAN">
                <text:p text:id="Calculos.A5:Calculos.G5">1.#NAN</text:p>
              </table:table-cell>
              <table:table-cell office:value-type="float" office:value="10.5">
                <text:p>10.5</text:p>
              </table:table-cell>
              <table:table-cell office:value-type="float" office:value="50.75">
                <text:p>50.75</text:p>
              </table:table-cell>
              <table:table-cell office:value-type="float" office:value="92.5">
                <text:p>92.5</text:p>
              </table:table-cell>
              <table:table-cell office:value-type="float" office:value="118.75">
                <text:p>118.75</text:p>
              </table:table-cell>
              <table:table-cell office:value-type="float" office:value="157.25">
                <text:p>157.25</text:p>
              </table:table-cell>
              <table:table-cell office:value-type="float" office:value="161.75">
                <text:p>161.75</text:p>
              </table:table-cell>
            </table:table-row>
            <table:table-row>
              <table:table-cell office:value-type="string">
                <text:p text:id="Calculos.A6:Calculos.A6">AC</text:p>
              </table:table-cell>
              <table:table-cell office:value-type="float" office:value="1.#NAN">
                <text:p text:id="Calculos.A6:Calculos.G6">1.#NAN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93">
                <text:p>93</text:p>
              </table:table-cell>
              <table:table-cell office:value-type="float" office:value="164">
                <text:p>164</text:p>
              </table:table-cell>
              <table:table-cell office:value-type="float" office:value="234">
                <text:p>23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 text:id="Calculos.A8:Calculos.A8">SV</text:p>
              </table:table-cell>
              <table:table-cell office:value-type="float" office:value="7.5">
                <text:p text:id="Calculos.B8:Calculos.G8">7.5</text:p>
              </table:table-cell>
              <table:table-cell office:value-type="float" office:value="-20.25">
                <text:p>-20.25</text:p>
              </table:table-cell>
              <table:table-cell office:value-type="float" office:value="-17.5">
                <text:p>-17.5</text:p>
              </table:table-cell>
              <table:table-cell office:value-type="float" office:value="-70.25">
                <text:p>-70.25</text:p>
              </table:table-cell>
              <table:table-cell office:value-type="float" office:value="-104.75">
                <text:p>-104.75</text:p>
              </table:table-cell>
              <table:table-cell office:value-type="float" office:value="-175.25">
                <text:p>-175.25</text:p>
              </table:table-cell>
            </table:table-row>
            <table:table-row>
              <table:table-cell office:value-type="string">
                <text:p text:id="Calculos.A9:Calculos.A9">BAC</text:p>
              </table:table-cell>
              <table:table-cell office:value-type="float" office:value="1.#NAN">
                <text:p text:id="Calculos.A9:Calculos.G9">1.#NAN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 text:id="Calculos.A10:Calculos.A10">EAC</text:p>
              </table:table-cell>
              <table:table-cell office:value-type="float" office:value="528">
                <text:p text:id="Calculos.B10:Calculos.G10">528</text:p>
              </table:table-cell>
              <table:table-cell office:value-type="float" office:value="417.103448275862">
                <text:p>417.103448275862</text:p>
              </table:table-cell>
              <table:table-cell office:value-type="float" office:value="506.724324324324">
                <text:p>506.724324324324</text:p>
              </table:table-cell>
              <table:table-cell office:value-type="float" office:value="696.050526315789">
                <text:p>696.050526315789</text:p>
              </table:table-cell>
              <table:table-cell office:value-type="float" office:value="749.990461049284">
                <text:p>749.990461049284</text:p>
              </table:table-cell>
              <table:table-cell office:value-type="float" office:value="922.312210200927">
                <text:p>922.312210200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5cm" svg:height="7cm" xlink:href=".." chart:class="chart:scatter" chart:style-name="ch1">
        <chart:legend chart:legend-position="end" svg:x="23.698cm" svg:y="3.031cm" chart:style-name="ch2"/>
        <chart:plot-area chart:style-name="ch3" table:cell-range-address="Calculos.B2:Calculos.I2 Calculos.A11:Calculos.G12" chart:data-source-has-labels="column" svg:x="0.505cm" svg:y="0.14cm" svg:width="22.689cm" svg:height="6.58cm"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alculos.B11:Calculos.G11" chart:label-cell-address="Calculos.A11:Calculos.A11" chart:class="chart:scatter">
            <chart:domain table:cell-range-address="Calculos.B2:Calculos.I2"/>
            <chart:data-point chart:repeated="8"/>
          </chart:series>
          <chart:series chart:style-name="ch8" chart:values-cell-range-address="Calculos.B12:Calculos.G12" chart:label-cell-address="Calculos.A12:Calculos.A12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 text:id="">Fila 2</text:p>
              </table:table-cell>
              <table:table-cell office:value-type="float" office:value="40773">
                <text:p text:id="Calculos.B2:Calculos.I2">40773</text:p>
              </table:table-cell>
              <table:table-cell office:value-type="float" office:value="40780">
                <text:p>40780</text:p>
              </table:table-cell>
              <table:table-cell office:value-type="float" office:value="40787">
                <text:p>40787</text:p>
              </table:table-cell>
              <table:table-cell office:value-type="float" office:value="40794">
                <text:p>40794</text:p>
              </table:table-cell>
              <table:table-cell office:value-type="float" office:value="40801">
                <text:p>40801</text:p>
              </table:table-cell>
              <table:table-cell office:value-type="float" office:value="40808">
                <text:p>40808</text:p>
              </table:table-cell>
              <table:table-cell office:value-type="float" office:value="40815">
                <text:p>40815</text:p>
              </table:table-cell>
              <table:table-cell office:value-type="float" office:value="40822">
                <text:p>40822</text:p>
              </table:table-cell>
            </table:table-row>
            <table:table-row>
              <table:table-cell office:value-type="string">
                <text:p text:id="Calculos.A11:Calculos.A11">CPI</text:p>
              </table:table-cell>
              <table:table-cell office:value-type="float" office:value="0.954545454545455">
                <text:p text:id="Calculos.B11:Calculos.G11">0.954545454545455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.994623655913978">
                <text:p>0.994623655913978</text:p>
              </table:table-cell>
              <table:table-cell office:value-type="float" office:value="0.724085365853659">
                <text:p>0.724085365853659</text:p>
              </table:table-cell>
              <table:table-cell office:value-type="float" office:value="0.672008547008547">
                <text:p>0.672008547008547</text:p>
              </table:table-cell>
              <table:table-cell office:value-type="float" office:value="0.546452702702703">
                <text:p>0.546452702702703</text:p>
              </table:table-cell>
            </table:table-row>
            <table:table-row>
              <table:table-cell office:value-type="string">
                <text:p text:id="Calculos.A12:Calculos.A12">SPI</text:p>
              </table:table-cell>
              <table:table-cell office:value-type="float" office:value="3.5">
                <text:p text:id="Calculos.B12:Calculos.G12">3.5</text:p>
              </table:table-cell>
              <table:table-cell office:value-type="float" office:value="0.714788732394366">
                <text:p>0.714788732394366</text:p>
              </table:table-cell>
              <table:table-cell office:value-type="float" office:value="0.840909090909091">
                <text:p>0.840909090909091</text:p>
              </table:table-cell>
              <table:table-cell office:value-type="float" office:value="0.628306878306878">
                <text:p>0.628306878306878</text:p>
              </table:table-cell>
              <table:table-cell office:value-type="float" office:value="0.600190839694657">
                <text:p>0.600190839694657</text:p>
              </table:table-cell>
              <table:table-cell office:value-type="float" office:value="0.479970326409496">
                <text:p>0.479970326409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